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76" calcext:value-type="float">
            <text:p>976</text:p>
          </table:table-cell>
          <table:table-cell table:style-name="ce7" table:formula="of:=COUNTIF([.B7:.B1095];&quot;X&quot;)" office:value-type="float" office:value="836" calcext:value-type="float">
            <text:p>836</text:p>
          </table:table-cell>
          <table:table-cell table:style-name="ce7" table:formula="of:=COUNTIF([.C7:.C1095];&quot;X&quot;)" office:value-type="float" office:value="18" calcext:value-type="float">
            <text:p>18</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1" calcext:value-type="float">
            <text:p>111</text:p>
          </table:table-cell>
          <table:table-cell table:style-name="ce25" table:formula="of:=SUM([.B2:.F2])" office:value-type="float" office:value="1038" calcext:value-type="float">
            <text:p>103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7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14">00/00/0000</text:date>, <text:time style:data-style-name="N2" text:time-value="21:18:42.08990495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14T21:19:17.296855398</dc:date>
    <meta:editing-duration>P1DT2H52M38S</meta:editing-duration>
    <meta:editing-cycles>975</meta:editing-cycles>
    <meta:document-statistic meta:table-count="1" meta:cell-count="5881" meta:object-count="0"/>
  </office:meta>
</office:document-meta>
</file>